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Inter" fo:font-size="10.5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2" style:family="paragraph" style:parent-style-name="Text_20_body">
      <style:paragraph-properties fo:margin-left="0cm" fo:margin-right="0cm" fo:margin-top="0.265cm" fo:margin-bottom="0cm" fo:text-indent="0cm" style:auto-text-indent="false" fo:padding="0cm" fo:border="none"/>
      <style:text-properties style:font-name="Inter" fo:font-size="10.5pt"/>
    </style:style>
    <style:style style:name="P13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5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6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7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886">
        <text:p text:style-name="P4"><text:span text:style-name="Strong_20_Emphasis"><text:span text:style-name="T1">Which of these processes is used to identify a person?</text:span></text:span></text:p>
        <text:p text:style-name="P4"><text:span text:style-name="Strong_20_Emphasis"><text:span text:style-name="T1"/></text:span></text:p>
        <text:list xml:id="list2827869047073505711" text:style-name="L1">
          <text:list-item>
            <text:p text:style-name="P5">Access control</text:p>
          </text:list-item>
          <text:list-item>
            <text:p text:style-name="P5">Authentication<text:tab/><text:tab/><text:tab/><text:span text:style-name="T2">rigth</text:span></text:p>
            <text:p text:style-name="P13">Comments: Authentication is any process by which you verify that someone is who they claim to be. It usually involves a username and a password but can also include any other method of demonstrating identities, such as a smart card, fingerprints, or voice recognition.</text:p>
          </text:list-item>
          <text:list-item>
            <text:p text:style-name="P5">Authorization</text:p>
          </text:list-item>
        </text:list>
        <text:p text:style-name="P11">Score: 0.30</text:p>
      </text:section>
      <text:section text:style-name="Sect1" text:name="3887">
        <text:p text:style-name="P3">2)</text:p>
        <text:p text:style-name="P4"><text:span text:style-name="Strong_20_Emphasis"><text:span text:style-name="T1">Which process is responsible for gaining access to a system or resource?</text:span></text:span></text:p>
        <text:p text:style-name="P4"><text:span text:style-name="Strong_20_Emphasis"><text:span text:style-name="T1"/></text:span></text:p>
        <text:list xml:id="list2421927309806144034" text:style-name="L2">
          <text:list-item>
            <text:p text:style-name="P6">Authorization<text:tab/><text:tab/><text:tab/><text:tab/><text:span text:style-name="T2">rigth</text:span></text:p>
          </text:list-item>
          <text:list-item>
            <text:p text:style-name="P6">Access control</text:p>
          </text:list-item>
          <text:list-item>
            <text:p text:style-name="P6">Authentication</text:p>
            <text:p text:style-name="P14">Comments: Authorization means determining if a person, once identified, is allowed access to a resource. It is usually determined by group membership, payment of admission, or possession of particular security clearance.</text:p>
          </text:list-item>
          <text:list-item>
            <text:p text:style-name="P14"/>
          </text:list-item>
        </text:list>
      </text:section>
      <text:section text:style-name="Sect1" text:name="3888">
        <text:p text:style-name="P3">3)</text:p>
        <text:p text:style-name="P4"><text:span text:style-name="Strong_20_Emphasis"><text:span text:style-name="T1">In Active Directory, Organizational Units are helpful when you want to deploy group policy settings to a subset of users, groups, and computers within your domain.</text:span></text:span></text:p>
        <text:p text:style-name="P4"><text:span text:style-name="Strong_20_Emphasis"><text:span text:style-name="T1"/></text:span></text:p>
        <text:list xml:id="list1310455048384188385" text:style-name="L4">
          <text:list-item>
            <text:p text:style-name="P8">True<text:tab/><text:tab/><text:tab/><text:span text:style-name="T2">rigth</text:span></text:p>
            <text:p text:style-name="P15">Comments: OU can assist the organization in deploying group policy settings and limiting their deployment only to the specific group.</text:p>
          </text:list-item>
          <text:list-item>
            <text:p text:style-name="P8">False</text:p>
          </text:list-item>
        </text:list>
        <text:p text:style-name="P11">Score: 0.30</text:p>
      </text:section>
      <text:section text:style-name="Sect1" text:name="3889">
        <text:p text:style-name="P3">4)</text:p>
        <text:p text:style-name="P4"><text:span text:style-name="Strong_20_Emphasis"><text:span text:style-name="T1">Which authentication method is the most secure?</text:span></text:span></text:p>
        <text:p text:style-name="P4"><text:span text:style-name="Strong_20_Emphasis"><text:span text:style-name="T1"/></text:span></text:p>
        <text:list xml:id="list34991538670246596" text:style-name="L5">
          <text:list-item>
            <text:p text:style-name="P9">2-factor authentication</text:p>
          </text:list-item>
          <text:list-item>
            <text:p text:style-name="P9">Multi-factor authentication<text:tab/><text:tab/><text:tab/><text:tab/><text:tab/><text:span text:style-name="T2">rigth</text:span></text:p>
            <text:p text:style-name="P16">Comments: Multi-factor authentication (MFA) is the most sophisticated authentication method. It requires two or more independent factors for access to a system. Typically, MFA methods leverage at least 2 or 3 types of factors.</text:p>
          </text:list-item>
          <text:list-item>
            <text:p text:style-name="P9">Single-factor authentication</text:p>
          </text:list-item>
          <text:list-item>
            <text:p text:style-name="P9">Active Directory</text:p>
          </text:list-item>
        </text:list>
        <text:p text:style-name="P11">Score: 0.30</text:p>
      </text:section>
      <text:section text:style-name="Sect1" text:name="3890">
        <text:p text:style-name="P3"><text:soft-page-break/>5)</text:p>
        <text:p text:style-name="P4"><text:span text:style-name="Strong_20_Emphasis"><text:span text:style-name="T1">On what kind of server is Active Directory operated?</text:span></text:span></text:p>
        <text:p text:style-name="P4"><text:span text:style-name="Strong_20_Emphasis"><text:span text:style-name="T1"/></text:span></text:p>
        <text:list xml:id="list9131014934402989494" text:style-name="L6">
          <text:list-item>
            <text:p text:style-name="P10">Apache</text:p>
          </text:list-item>
          <text:list-item>
            <text:p text:style-name="P10">Domain controller<text:tab/><text:tab/><text:tab/><text:tab/><text:span text:style-name="T2">rigth</text:span></text:p>
            <text:p text:style-name="P17">Comments: A domain controller (DC) is a server on a network responsible for allowing host access to domain resources. It authenticates users, stores users’ account information, and enforces a domain’s security policy.</text:p>
          </text:list-item>
          <text:list-item>
            <text:p text:style-name="P10">IIS</text:p>
          </text:list-item>
          <text:list-item>
            <text:p text:style-name="P10">File server</text:p>
          </text:list-item>
        </text:list>
        <text:p text:style-name="P11">Score: 0.30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058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3-11-26T20:29:24.83</dc:date>
    <dc:creator>kaos sevdalisi</dc:creator>
    <meta:document-statistic meta:table-count="0" meta:image-count="0" meta:object-count="0" meta:page-count="2" meta:paragraph-count="35" meta:word-count="288" meta:character-count="1793"/>
    <meta:user-defined meta:name="Info 1"/>
    <meta:user-defined meta:name="Info 2"/>
    <meta:user-defined meta:name="Info 3"/>
    <meta:user-defined meta:name="Info 4"/>
  </office:meta>
</office:document-meta>
</file>